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D000000DF000000DF6C0CF07B.svm" manifest:media-type=""/>
  <manifest:file-entry manifest:full-path="Object 3/Pictures/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1cm"/>
    </style:style>
    <style:style style:name="co3" style:family="table-column">
      <style:table-column-properties fo:break-before="auto" style:column-width="17.33cm"/>
    </style:style>
    <style:style style:name="co4" style:family="table-column">
      <style:table-column-properties fo:break-before="auto" style:column-width="18.06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cccccc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e6e6e6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6e6e6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5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>
            <text:p> </text:p>
          </table:table-cell>
          <table:table-cell table:style-name="ce2" office:value-type="string">
            <text:p>Residue</text:p>
          </table:table-cell>
          <table:table-cell table:style-name="ce4" office:value-type="string">
            <text:p>Total.PTM</text:p>
          </table:table-cell>
          <table:table-cell table:style-name="ce4" office:value-type="string">
            <text:p>Lonely.PTM</text:p>
          </table:table-cell>
          <table:table-cell table:style-name="ce4" office:value-type="string">
            <text:p>Friendly.PTM</text:p>
          </table:table-cell>
          <table:table-cell table:style-name="ce4" office:value-type="string">
            <text:p>X1.Friend</text:p>
          </table:table-cell>
          <table:table-cell table:style-name="ce4" office:value-type="string">
            <text:p>X2.Friends</text:p>
          </table:table-cell>
          <table:table-cell table:style-name="ce4" office:value-type="string">
            <text:p>Nucleophilicity</text:p>
          </table:table-cell>
          <table:table-cell table:style-name="ce4" office:value-type="string">
            <text:p>Redox.reactivity</text:p>
          </table:table-cell>
          <table:table-cell table:style-name="ce4" office:value-type="string">
            <text:p>Deamidation.Isomerization</text:p>
          </table:table-cell>
          <table:table-cell table:style-name="ce4" office:value-type="string">
            <text:p>Fossil.Sample.Correction</text:p>
          </table:table-cell>
          <table:table-cell table:style-name="ce7" office:value-type="string">
            <text:p>Deca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Q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>
            <draw:frame table:end-cell-address="Sheet1.V35" table:end-x="1.607cm" table:end-y="0.336cm" draw:z-index="1" draw:style-name="gr1" svg:width="17.964cm" svg:height="6.999cm" svg:x="1.708cm" svg:y="0.085cm">
              <draw:object draw:notify-on-update-of-ranges="Sheet1.B2:Sheet1.B21 Sheet1.E2:Sheet1.E21 Sheet1.L1:Sheet1.L1 Sheet1.L2:Sheet1.L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Y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>
            <draw:frame table:end-cell-address="Sheet1.I42" table:end-x="1.597cm" table:end-y="0.306cm" draw:z-index="2" draw:style-name="gr1" svg:width="19.029cm" svg:height="8.692cm" svg:x="0.633cm" svg:y="0.161cm">
              <draw:object draw:notify-on-update-of-ranges="Sheet1.B2:Sheet1.B21 Sheet1.C2:Sheet1.C21 Sheet1.L1:Sheet1.L1 Sheet1.L2:Sheet1.L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4">
          <table:table-cell table:style-name="Default" table:number-columns-repeated="12"/>
          <table:table-cell table:number-columns-repeated="2"/>
        </table:table-row>
        <table:table-row table:style-name="ro2">
          <table:table-cell table:style-name="Default" table:number-columns-repeated="8"/>
          <table:table-cell table:style-name="Default">
            <draw:frame table:end-cell-address="Sheet1.Q43" table:end-x="1.624cm" table:end-y="0.45cm" draw:z-index="0" draw:style-name="gr1" svg:width="17.964cm" svg:height="6.999cm" svg:x="1.725cm" svg:y="0.199cm">
              <draw:object draw:notify-on-update-of-ranges="Sheet1.B2:Sheet1.B21 Sheet1.D2:Sheet1.D21 Sheet1.L1:Sheet1.L1 Sheet1.L2:Sheet1.L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</table:table>
      <table:table table:name="Tabla Linda" table:style-name="ta1" table:print="false">
        <table:table-column table:style-name="co1" table:number-columns-repeated="7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row table:style-name="ro2">
          <table:table-cell table:number-columns-repeated="7"/>
          <table:table-cell table:style-name="Default" table:number-columns-repeated="3"/>
        </table:table-row>
        <table:table-row table:style-name="ro3">
          <table:table-cell table:style-name="ce7" office:value-type="string">
            <text:p>Decay</text:p>
          </table:table-cell>
          <table:table-cell table:style-name="ce10" office:value-type="string">
            <text:p>Residue</text:p>
          </table:table-cell>
          <table:table-cell table:style-name="ce10" office:value-type="string">
            <text:p>No. PTMs</text:p>
          </table:table-cell>
          <table:table-cell table:style-name="ce10" office:value-type="string">
            <text:p>No. Lonely PTMs</text:p>
          </table:table-cell>
          <table:table-cell table:style-name="ce10" office:value-type="string">
            <text:p><text:span text:style-name="T1">No. Friendly PTMs</text:span></text:p>
          </table:table-cell>
          <table:table-cell table:style-name="ce10" office:value-type="string">
            <text:p>X1.Friend</text:p>
          </table:table-cell>
          <table:table-cell table:style-name="ce15" office:value-type="string">
            <office:annotation draw:style-name="gr2" draw:text-style-name="P1" svg:width="15.896cm" svg:height="3.756cm" svg:x="16.406cm" svg:y="0cm" draw:caption-point-x="-0.61cm" draw:caption-point-y="0.459cm">
              <dc:date>2014-05-28T00:00:00</dc:date>
              <text:p text:style-name="P1">3-hydroxypyridine-2,5-dicarboxylic acid (Ser-Cys) (with S-) <text:s text:c="2"/>| Serine-Cysteine-Serine <text:s text:c="8"/>|</text:p>
              <text:p text:style-name="P1">3-hydroxypyridine-2,5-dicarboxylic acid (Ser-Ser) (with C-) <text:s text:c="2"/>| Serine-Serine-Cysteine <text:s text:c="8"/>|</text:p>
              <text:p text:style-name="P1">5-amino-piperideine-2,5-dicarboxylic acid (Ser-Cys) (with S-) | Serine-Cysteine-Serine <text:s text:c="8"/>|</text:p>
              <text:p text:style-name="P1">5-amino-piperideine-2,5-dicarboxylic acid (Ser-Ser) (with C-) | Serine-Serine-Cysteine <text:s text:c="8"/>|</text:p>
              <text:p text:style-name="P1">Pyridine-2,5-dicarboxylic acid (Ser-Cys) (with S-) <text:s text:c="11"/>| Serine-Cysteine-Serine <text:s text:c="8"/>|</text:p>
              <text:p text:style-name="P1">Pyridine-2,5-dicarboxylic acid (Ser-Ser) (with C-) <text:s text:c="11"/>| Serine-Serine-Cysteine <text:s text:c="8"/>|</text:p>
              <text:p text:style-name="P1"/>
              <text:p text:style-name="P1">Tryptophyl-tyrosyl-methioninium (Trp-Tyr) (with M-) <text:s text:c="10"/>| Tryptophan-Tyrosine-Methionine |</text:p>
              <text:p text:style-name="P1">Tryptophyl-tyrosyl-methioninium (Tyr-Met) (with W-) <text:s text:c="10"/>| Tyrosine-Methionine-Tryptophan</text:p>
            </office:annotation>
            <text:p>X2.Friends</text:p>
          </table:table-cell>
          <table:table-cell table:style-name="Default">
            <draw:frame table:end-cell-address="'Tabla Linda'.I22" table:end-x="14.275cm" table:end-y="0.252cm" draw:z-index="1" draw:style-name="gr1" svg:width="30.108cm" svg:height="9.552cm" svg:x="1.025cm" svg:y="0.086cm">
              <draw:object draw:notify-on-update-of-ranges="'Tabla Linda'.C2:'Tabla Linda'.C2 'Tabla Linda'.A3:'Tabla Linda'.A22 'Tabla Linda'.C3:'Tabla Linda'.C22 'Tabla Linda'.D2:'Tabla Linda'.D2 'Tabla Linda'.A3:'Tabla Linda'.A22 'Tabla Linda'.D3:'Tabla Linda'.D22 'Tabla Linda'.E2:'Tabla Linda'.E2 'Tabla Linda'.A3:'Tabla Linda'.A22 'Tabla Linda'.E3:'Tabla Linda'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1" office:value-type="string">
            <text:p>A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1" office:value-type="string">
            <text:p>C</text:p>
          </table:table-cell>
          <table:table-cell table:style-name="ce13" office:value-type="float" office:value="105">
            <text:p>105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57">
            <text:p>57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11" office:value-type="string">
            <text:p>D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1" office:value-type="string">
            <text:p>E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1" office:value-type="string">
            <text:p>F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1" office:value-type="string">
            <text:p>G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9">
            <text:p>29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1" office:value-type="string">
            <text:p>H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I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11" office:value-type="string">
            <text:p>K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1">
            <text:p>21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L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3">
            <text:p>13</text:p>
          </table:table-cell>
          <table:table-cell table:style-name="ce11" office:value-type="string">
            <text:p>M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1" office:value-type="string">
            <text:p>N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5">
            <text:p>1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1" office:value-type="string">
            <text:p>P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1" office:value-type="string">
            <text:p>Q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1" office:value-type="string">
            <text:p>R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1" office:value-type="string">
            <text:p>S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8">
            <text:p>18</text:p>
          </table:table-cell>
          <table:table-cell table:style-name="ce17" office:value-type="float" office:value="6">
            <text:p>6</text:p>
          </table:table-cell>
          <table:table-cell table:style-name="Default" table:number-columns-repeated="3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1" office:value-type="string">
            <text:p>T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6">
            <text:p>16</text:p>
          </table:table-cell>
          <table:table-cell table:style-name="ce16"/>
          <table:table-cell table:style-name="Default" table:number-columns-repeated="3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1" office:value-type="string">
            <text:p>V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7"/>
          <table:table-cell table:style-name="Default" table:number-columns-repeated="3"/>
        </table:table-row>
        <table:table-row table:style-name="ro2">
          <table:table-cell table:style-name="ce8" office:value-type="float" office:value="12">
            <text:p>12</text:p>
          </table:table-cell>
          <table:table-cell table:style-name="ce11" office:value-type="string">
            <text:p>W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1" office:value-type="string">
            <text:p>Y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  <table:table-cell table:style-name="ce17" office:value-type="float" office:value="2">
            <text:p>2</text:p>
          </table:table-cell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7"/>
          <table:table-cell table:number-columns-repeated="3" office:value-type="string">
            <text:p>Intercept and regression coefficients 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/></text:p>
          </table:table-cell>
        </table:table-row>
        <table:table-row table:style-name="ro2">
          <table:table-cell table:number-columns-repeated="7"/>
          <table:table-cell office:value-type="string">
            <text:p>b( 0 ) = 1.686441 </text:p>
          </table:table-cell>
          <table:table-cell office:value-type="string">
            <text:p>b( 0 ) = 0.6184534 </text:p>
          </table:table-cell>
          <table:table-cell office:value-type="string">
            <text:p>b( 0 ) = 3.324005 </text:p>
          </table:table-cell>
        </table:table-row>
        <table:table-row table:style-name="ro2">
          <table:table-cell table:number-columns-repeated="7"/>
          <table:table-cell office:value-type="string">
            <text:p>b( 1 ) = 0.1942902 </text:p>
          </table:table-cell>
          <table:table-cell office:value-type="string">
            <text:p>b( 1 ) = 0.40674 </text:p>
          </table:table-cell>
          <table:table-cell office:value-type="string">
            <text:p>b( 1 ) = 0.3195235 </text:p>
          </table:table-cell>
        </table:table-row>
        <table:table-row table:style-name="ro2">
          <table:table-cell table:number-columns-repeated="7"/>
          <table:table-cell office:value-type="string">
            <text:p>No. objects = 20 <text:s text:c="2"/>rank(X'X) = 2 <text:s text:c="2"/>total d.f. = 19 <text:s text:c="2"/>residual d.f. = 18 </text:p>
          </table:table-cell>
          <table:table-cell office:value-type="string">
            <text:p>No. objects = 20 <text:s text:c="2"/>rank(X'X) = 2 <text:s text:c="2"/>total d.f. = 19 <text:s text:c="2"/>residual d.f. = 18 </text:p>
          </table:table-cell>
          <table:table-cell office:value-type="string">
            <text:p>No. objects = 20 <text:s text:c="2"/>rank(X'X) = 2 <text:s text:c="2"/>total d.f. = 19 <text:s text:c="2"/>residual d.f. = 18 </text:p>
          </table:table-cell>
        </table:table-row>
        <table:table-row table:style-name="ro2">
          <table:table-cell table:number-columns-repeated="7"/>
          <table:table-cell office:value-type="string">
            <text:p>R-square= 0.4348852 <text:s text:c="4"/>Adjusted R-square = 0.4034899 </text:p>
          </table:table-cell>
          <table:table-cell office:value-type="string">
            <text:p>R-square= 0.3328181 <text:s text:c="4"/>Adjusted R-square = 0.2957525 </text:p>
          </table:table-cell>
          <table:table-cell office:value-type="string">
            <text:p>R-square= 0.4537458 <text:s text:c="4"/>Adjusted R-square = 0.4233983 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/></text:p>
          </table:table-cell>
        </table:table-row>
        <table:table-row table:style-name="ro2">
          <table:table-cell table:number-columns-repeated="7"/>
          <table:table-cell office:value-type="string">
            <text:p>F = 13.85193 <text:s text:c="3"/>Prob (param) = 0.001560928 <text:s text:c="2"/>Prob( 999 permutations) = 0.023 </text:p>
          </table:table-cell>
          <table:table-cell office:value-type="string">
            <text:p>F = 8.97915 <text:s text:c="3"/>Prob (param) = 0.007743736 <text:s text:c="2"/>Prob( 999 permutations) = 0.02 </text:p>
          </table:table-cell>
          <table:table-cell office:value-type="string">
            <text:p>F = 14.95169 <text:s text:c="3"/>Prob (param) = 0.001130151 <text:s text:c="2"/>Prob( 999 permutations) = 0.028 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/>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coefficients</text:p>
          </table:table-cell>
        </table:table-row>
        <table:table-row table:style-name="ro2">
          <table:table-cell table:number-columns-repeated="7"/>
          <table:table-cell office:value-type="string">
            <text:p><text:s text:c="4"/>Coeff. de regression</text:p>
          </table:table-cell>
          <table:table-cell office:value-type="string">
            <text:p><text:s text:c="4"/>Coeff. de regression</text:p>
          </table:table-cell>
          <table:table-cell office:value-type="string">
            <text:p><text:s text:c="4"/>Coeff. de regression</text:p>
          </table:table-cell>
        </table:table-row>
        <table:table-row table:style-name="ro2">
          <table:table-cell table:number-columns-repeated="7"/>
          <table:table-cell office:value-type="string">
            <text:p>b.0 <text:s text:c="11"/>1.6864412</text:p>
          </table:table-cell>
          <table:table-cell office:value-type="string">
            <text:p>b.0 <text:s text:c="11"/>0.6184534</text:p>
          </table:table-cell>
          <table:table-cell office:value-type="string">
            <text:p>b.0 <text:s text:c="11"/>3.3240045</text:p>
          </table:table-cell>
        </table:table-row>
        <table:table-row table:style-name="ro2">
          <table:table-cell table:number-columns-repeated="7"/>
          <table:table-cell office:value-type="string">
            <text:p>b.1 <text:s text:c="11"/>0.1942902</text:p>
          </table:table-cell>
          <table:table-cell office:value-type="string">
            <text:p>b.1 <text:s text:c="11"/>0.4067400</text:p>
          </table:table-cell>
          <table:table-cell office:value-type="string">
            <text:p>b.1 <text:s text:c="11"/>0.3195235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adjusted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<text:s text:c="11"/>[,1]</text:p>
          </table:table-cell>
        </table:table-row>
        <table:table-row table:style-name="ro2">
          <table:table-cell table:number-columns-repeated="7"/>
          <table:table-cell office:value-type="string">
            <text:p><text:s/>[1,] <text:s/>4.989374</text:p>
          </table:table-cell>
          <table:table-cell office:value-type="string">
            <text:p><text:s/>[1,] <text:s/>5.499333</text:p>
          </table:table-cell>
          <table:table-cell office:value-type="string">
            <text:p><text:s/>[1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2,] 22.086910</text:p>
          </table:table-cell>
          <table:table-cell office:value-type="string">
            <text:p><text:s/>[2,] 17.701532</text:p>
          </table:table-cell>
          <table:table-cell office:value-type="string">
            <text:p><text:s/>[2,] 23.453982</text:p>
          </table:table-cell>
        </table:table-row>
        <table:table-row table:style-name="ro2">
          <table:table-cell table:number-columns-repeated="7"/>
          <table:table-cell office:value-type="string">
            <text:p><text:s/>[3,] <text:s/>5.960825</text:p>
          </table:table-cell>
          <table:table-cell office:value-type="string">
            <text:p><text:s/>[3,] <text:s/>6.719553</text:p>
          </table:table-cell>
          <table:table-cell office:value-type="string">
            <text:p><text:s/>[3,] <text:s/>5.560669</text:p>
          </table:table-cell>
        </table:table-row>
        <table:table-row table:style-name="ro2">
          <table:table-cell table:number-columns-repeated="7"/>
          <table:table-cell office:value-type="string">
            <text:p><text:s/>[4,] <text:s/>5.960825</text:p>
          </table:table-cell>
          <table:table-cell office:value-type="string">
            <text:p><text:s/>[4,] <text:s/>6.719553</text:p>
          </table:table-cell>
          <table:table-cell office:value-type="string">
            <text:p><text:s/>[4,] <text:s/>5.560669</text:p>
          </table:table-cell>
        </table:table-row>
        <table:table-row table:style-name="ro2">
          <table:table-cell table:number-columns-repeated="7"/>
          <table:table-cell office:value-type="string">
            <text:p><text:s/>[5,] <text:s/>3.629343</text:p>
          </table:table-cell>
          <table:table-cell office:value-type="string">
            <text:p><text:s/>[5,] <text:s/>2.652153</text:p>
          </table:table-cell>
          <table:table-cell office:value-type="string">
            <text:p><text:s/>[5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6,] 10.818080</text:p>
          </table:table-cell>
          <table:table-cell office:value-type="string">
            <text:p><text:s/>[6,] <text:s/>7.939773</text:p>
          </table:table-cell>
          <table:table-cell office:value-type="string">
            <text:p><text:s/>[6,] 12.590185</text:p>
          </table:table-cell>
        </table:table-row>
        <table:table-row table:style-name="ro2">
          <table:table-cell table:number-columns-repeated="7"/>
          <table:table-cell office:value-type="string">
            <text:p><text:s/>[7,] <text:s/>5.572245</text:p>
          </table:table-cell>
          <table:table-cell office:value-type="string">
            <text:p><text:s/>[7,] <text:s/>6.719553</text:p>
          </table:table-cell>
          <table:table-cell office:value-type="string">
            <text:p><text:s/>[7,] <text:s/>4.921622</text:p>
          </table:table-cell>
        </table:table-row>
        <table:table-row table:style-name="ro2">
          <table:table-cell table:number-columns-repeated="7"/>
          <table:table-cell office:value-type="string">
            <text:p><text:s/>[8,] <text:s/>4.600794</text:p>
          </table:table-cell>
          <table:table-cell office:value-type="string">
            <text:p><text:s/>[8,] <text:s/>5.092593</text:p>
          </table:table-cell>
          <table:table-cell office:value-type="string">
            <text:p><text:s/>[8,] <text:s/>4.602098</text:p>
          </table:table-cell>
        </table:table-row>
        <table:table-row table:style-name="ro2">
          <table:table-cell table:number-columns-repeated="7"/>
          <table:table-cell office:value-type="string">
            <text:p><text:s/>[9,] 12.178111</text:p>
          </table:table-cell>
          <table:table-cell office:value-type="string">
            <text:p><text:s/>[9,] 14.040873</text:p>
          </table:table-cell>
          <table:table-cell office:value-type="string">
            <text:p><text:s/>[9,] 10.033997</text:p>
          </table:table-cell>
        </table:table-row>
        <table:table-row table:style-name="ro2">
          <table:table-cell table:number-columns-repeated="7"/>
          <table:table-cell office:value-type="string">
            <text:p>[10,] <text:s/>3.823633</text:p>
          </table:table-cell>
          <table:table-cell office:value-type="string">
            <text:p>[10,] <text:s/>3.872373</text:p>
          </table:table-cell>
          <table:table-cell office:value-type="string">
            <text:p>[10,] <text:s/>4.282575</text:p>
          </table:table-cell>
        </table:table-row>
        <table:table-row table:style-name="ro2">
          <table:table-cell table:number-columns-repeated="7"/>
          <table:table-cell office:value-type="string">
            <text:p>[11,] <text:s/>5.183664</text:p>
          </table:table-cell>
          <table:table-cell office:value-type="string">
            <text:p>[11,] <text:s/>5.092593</text:p>
          </table:table-cell>
          <table:table-cell office:value-type="string">
            <text:p>[11,] <text:s/>5.560669</text:p>
          </table:table-cell>
        </table:table-row>
        <table:table-row table:style-name="ro2">
          <table:table-cell table:number-columns-repeated="7"/>
          <table:table-cell office:value-type="string">
            <text:p>[12,] <text:s/>7.320856</text:p>
          </table:table-cell>
          <table:table-cell office:value-type="string">
            <text:p>[12,] <text:s/>6.312813</text:p>
          </table:table-cell>
          <table:table-cell office:value-type="string">
            <text:p>[12,] <text:s/>8.116856</text:p>
          </table:table-cell>
        </table:table-row>
        <table:table-row table:style-name="ro2">
          <table:table-cell table:number-columns-repeated="7"/>
          <table:table-cell office:value-type="string">
            <text:p>[13,] <text:s/>4.989374</text:p>
          </table:table-cell>
          <table:table-cell office:value-type="string">
            <text:p>[13,] <text:s/>5.092593</text:p>
          </table:table-cell>
          <table:table-cell office:value-type="string">
            <text:p>[13,] <text:s/>5.241145</text:p>
          </table:table-cell>
        </table:table-row>
        <table:table-row table:style-name="ro2">
          <table:table-cell table:number-columns-repeated="7"/>
          <table:table-cell office:value-type="string">
            <text:p>[14,] <text:s/>4.406504</text:p>
          </table:table-cell>
          <table:table-cell office:value-type="string">
            <text:p>[14,] <text:s/>4.279113</text:p>
          </table:table-cell>
          <table:table-cell office:value-type="string">
            <text:p>[14,] <text:s/>4.921622</text:p>
          </table:table-cell>
        </table:table-row>
        <table:table-row table:style-name="ro2">
          <table:table-cell table:number-columns-repeated="7"/>
          <table:table-cell office:value-type="string">
            <text:p>[15,] <text:s/>6.349406</text:p>
          </table:table-cell>
          <table:table-cell office:value-type="string">
            <text:p>[15,] <text:s/>8.346513</text:p>
          </table:table-cell>
          <table:table-cell office:value-type="string">
            <text:p>[15,] <text:s/>4.921622</text:p>
          </table:table-cell>
        </table:table-row>
        <table:table-row table:style-name="ro2">
          <table:table-cell table:number-columns-repeated="7"/>
          <table:table-cell office:value-type="string">
            <text:p>[16,] 12.372401</text:p>
          </table:table-cell>
          <table:table-cell office:value-type="string">
            <text:p>[16,] 13.227393</text:p>
          </table:table-cell>
          <table:table-cell office:value-type="string">
            <text:p>[16,] 10.992567</text:p>
          </table:table-cell>
        </table:table-row>
        <table:table-row table:style-name="ro2">
          <table:table-cell table:number-columns-repeated="7"/>
          <table:table-cell office:value-type="string">
            <text:p>[17,] <text:s/>9.069468</text:p>
          </table:table-cell>
          <table:table-cell office:value-type="string">
            <text:p>[17,] <text:s/>9.566733</text:p>
          </table:table-cell>
          <table:table-cell office:value-type="string">
            <text:p>[17,] <text:s/>8.436380</text:p>
          </table:table-cell>
        </table:table-row>
        <table:table-row table:style-name="ro2">
          <table:table-cell table:number-columns-repeated="7"/>
          <table:table-cell office:value-type="string">
            <text:p>[18,] <text:s/>3.823633</text:p>
          </table:table-cell>
          <table:table-cell office:value-type="string">
            <text:p>[18,] <text:s/>3.465633</text:p>
          </table:table-cell>
          <table:table-cell office:value-type="string">
            <text:p>[18,] <text:s/>4.602098</text:p>
          </table:table-cell>
        </table:table-row>
        <table:table-row table:style-name="ro2">
          <table:table-cell table:number-columns-repeated="7"/>
          <table:table-cell office:value-type="string">
            <text:p>[19,] <text:s/>5.377955</text:p>
          </table:table-cell>
          <table:table-cell office:value-type="string">
            <text:p>[19,] <text:s/>5.499333</text:p>
          </table:table-cell>
          <table:table-cell office:value-type="string">
            <text:p>[19,] <text:s/>5.560669</text:p>
          </table:table-cell>
        </table:table-row>
        <table:table-row table:style-name="ro2">
          <table:table-cell table:number-columns-repeated="7"/>
          <table:table-cell office:value-type="string">
            <text:p>[20,] <text:s/>8.486598</text:p>
          </table:table-cell>
          <table:table-cell office:value-type="string">
            <text:p>[20,] <text:s/>9.159993</text:p>
          </table:table-cell>
          <table:table-cell office:value-type="string">
            <text:p>[20,] <text:s/>7.797333</text:p>
          </table:table-cell>
        </table:table-row>
        <table:table-row table:style-name="ro2">
          <table:table-cell table:number-columns-repeated="7"/>
          <table:table-cell table:number-columns-repeated="3" office:value-type="string">
            <text:p>$residuals</text:p>
          </table:table-cell>
        </table:table-row>
        <table:table-row table:style-name="ro2">
          <table:table-cell table:number-columns-repeated="7"/>
          <table:table-cell office:value-type="string">
            <text:p><text:s text:c="12"/>[,1]</text:p>
          </table:table-cell>
          <table:table-cell office:value-type="string">
            <text:p><text:s text:c="11"/>[,1]</text:p>
          </table:table-cell>
          <table:table-cell office:value-type="string">
            <text:p><text:s text:c="13"/>[,1]</text:p>
          </table:table-cell>
        </table:table-row>
        <table:table-row table:style-name="ro2">
          <table:table-cell table:number-columns-repeated="7"/>
          <table:table-cell office:value-type="string">
            <text:p><text:s/>[1,] -3.9893743</text:p>
          </table:table-cell>
          <table:table-cell office:value-type="string">
            <text:p><text:s/>[1,] -4.499333</text:p>
          </table:table-cell>
          <table:table-cell office:value-type="string">
            <text:p><text:s/>[1,] <text:s/>-3.9216218</text:p>
          </table:table-cell>
        </table:table-row>
        <table:table-row table:style-name="ro2">
          <table:table-cell table:number-columns-repeated="7"/>
          <table:table-cell office:value-type="string">
            <text:p><text:s/>[2,] <text:s/>7.9130898</text:p>
          </table:table-cell>
          <table:table-cell office:value-type="string">
            <text:p><text:s/>[2,] 12.298468</text:p>
          </table:table-cell>
          <table:table-cell office:value-type="string">
            <text:p><text:s/>[2,] <text:s text:c="2"/>6.5460180</text:p>
          </table:table-cell>
        </table:table-row>
        <table:table-row table:style-name="ro2">
          <table:table-cell table:number-columns-repeated="7"/>
          <table:table-cell office:value-type="string">
            <text:p><text:s/>[3,] <text:s/>3.0391748</text:p>
          </table:table-cell>
          <table:table-cell office:value-type="string">
            <text:p><text:s/>[3,] <text:s/>2.280447</text:p>
          </table:table-cell>
          <table:table-cell office:value-type="string">
            <text:p><text:s/>[3,] <text:s text:c="2"/>3.4393313</text:p>
          </table:table-cell>
        </table:table-row>
        <table:table-row table:style-name="ro2">
          <table:table-cell table:number-columns-repeated="7"/>
          <table:table-cell office:value-type="string">
            <text:p><text:s/>[4,] -0.9608252</text:p>
          </table:table-cell>
          <table:table-cell office:value-type="string">
            <text:p><text:s/>[4,] -1.719553</text:p>
          </table:table-cell>
          <table:table-cell office:value-type="string">
            <text:p><text:s/>[4,] <text:s/>-0.5606687</text:p>
          </table:table-cell>
        </table:table-row>
        <table:table-row table:style-name="ro2">
          <table:table-cell table:number-columns-repeated="7"/>
          <table:table-cell office:value-type="string">
            <text:p><text:s/>[5,] <text:s/>0.3706570</text:p>
          </table:table-cell>
          <table:table-cell office:value-type="string">
            <text:p><text:s/>[5,] <text:s/>1.347847</text:p>
          </table:table-cell>
          <table:table-cell office:value-type="string">
            <text:p><text:s/>[5,] <text:s/>-0.9216218</text:p>
          </table:table-cell>
        </table:table-row>
        <table:table-row table:style-name="ro2">
          <table:table-cell table:number-columns-repeated="7"/>
          <table:table-cell office:value-type="string">
            <text:p><text:s/>[6,] -9.8180797</text:p>
          </table:table-cell>
          <table:table-cell office:value-type="string">
            <text:p><text:s/>[6,] -6.939773</text:p>
          </table:table-cell>
          <table:table-cell office:value-type="string">
            <text:p><text:s/>[6,] -11.5901846</text:p>
          </table:table-cell>
        </table:table-row>
        <table:table-row table:style-name="ro2">
          <table:table-cell table:number-columns-repeated="7"/>
          <table:table-cell office:value-type="string">
            <text:p><text:s/>[7,] <text:s/>8.4277551</text:p>
          </table:table-cell>
          <table:table-cell office:value-type="string">
            <text:p><text:s/>[7,] <text:s/>7.280447</text:p>
          </table:table-cell>
          <table:table-cell office:value-type="string">
            <text:p><text:s/>[7,] <text:s text:c="2"/>9.0783782</text:p>
          </table:table-cell>
        </table:table-row>
        <table:table-row table:style-name="ro2">
          <table:table-cell table:number-columns-repeated="7"/>
          <table:table-cell office:value-type="string">
            <text:p><text:s/>[8,] -2.6007940</text:p>
          </table:table-cell>
          <table:table-cell office:value-type="string">
            <text:p><text:s/>[8,] -3.092593</text:p>
          </table:table-cell>
          <table:table-cell office:value-type="string">
            <text:p><text:s/>[8,] <text:s/>-2.6020983</text:p>
          </table:table-cell>
        </table:table-row>
        <table:table-row table:style-name="ro2">
          <table:table-cell table:number-columns-repeated="7"/>
          <table:table-cell office:value-type="string">
            <text:p><text:s/>[9,] -4.1781110</text:p>
          </table:table-cell>
          <table:table-cell office:value-type="string">
            <text:p><text:s/>[9,] -6.040873</text:p>
          </table:table-cell>
          <table:table-cell office:value-type="string">
            <text:p><text:s/>[9,] <text:s/>-2.0339970</text:p>
          </table:table-cell>
        </table:table-row>
        <table:table-row table:style-name="ro2">
          <table:table-cell table:number-columns-repeated="7"/>
          <table:table-cell office:value-type="string">
            <text:p>[10,] -1.8236332</text:p>
          </table:table-cell>
          <table:table-cell office:value-type="string">
            <text:p>[10,] -1.872373</text:p>
          </table:table-cell>
          <table:table-cell office:value-type="string">
            <text:p>[10,] <text:s/>-2.2825749</text:p>
          </table:table-cell>
        </table:table-row>
        <table:table-row table:style-name="ro2">
          <table:table-cell table:number-columns-repeated="7"/>
          <table:table-cell office:value-type="string">
            <text:p>[11,] <text:s/>7.8163355</text:p>
          </table:table-cell>
          <table:table-cell office:value-type="string">
            <text:p>[11,] <text:s/>7.907407</text:p>
          </table:table-cell>
          <table:table-cell office:value-type="string">
            <text:p>[11,] <text:s text:c="2"/>7.4393313</text:p>
          </table:table-cell>
        </table:table-row>
        <table:table-row table:style-name="ro2">
          <table:table-cell table:number-columns-repeated="7"/>
          <table:table-cell office:value-type="string">
            <text:p>[12,] <text:s/>2.6791435</text:p>
          </table:table-cell>
          <table:table-cell office:value-type="string">
            <text:p>[12,] <text:s/>3.687187</text:p>
          </table:table-cell>
          <table:table-cell office:value-type="string">
            <text:p>[12,] <text:s text:c="2"/>1.8831437</text:p>
          </table:table-cell>
        </table:table-row>
        <table:table-row table:style-name="ro2">
          <table:table-cell table:number-columns-repeated="7"/>
          <table:table-cell office:value-type="string">
            <text:p>[13,] -1.9893743</text:p>
          </table:table-cell>
          <table:table-cell office:value-type="string">
            <text:p>[13,] -2.092593</text:p>
          </table:table-cell>
          <table:table-cell office:value-type="string">
            <text:p>[13,] <text:s/>-2.2411452</text:p>
          </table:table-cell>
        </table:table-row>
        <table:table-row table:style-name="ro2">
          <table:table-cell table:number-columns-repeated="7"/>
          <table:table-cell office:value-type="string">
            <text:p>[14,] <text:s/>3.5934962</text:p>
          </table:table-cell>
          <table:table-cell office:value-type="string">
            <text:p>[14,] <text:s/>3.720887</text:p>
          </table:table-cell>
          <table:table-cell office:value-type="string">
            <text:p>[14,] <text:s text:c="2"/>3.0783782</text:p>
          </table:table-cell>
        </table:table-row>
        <table:table-row table:style-name="ro2">
          <table:table-cell table:number-columns-repeated="7"/>
          <table:table-cell office:value-type="string">
            <text:p>[15,] -2.3494056</text:p>
          </table:table-cell>
          <table:table-cell office:value-type="string">
            <text:p>[15,] -4.346513</text:p>
          </table:table-cell>
          <table:table-cell office:value-type="string">
            <text:p>[15,] <text:s/>-0.9216218</text:p>
          </table:table-cell>
        </table:table-row>
        <table:table-row table:style-name="ro2">
          <table:table-cell table:number-columns-repeated="7"/>
          <table:table-cell office:value-type="string">
            <text:p>[16,] -6.3724012</text:p>
          </table:table-cell>
          <table:table-cell office:value-type="string">
            <text:p>[16,] -7.227393</text:p>
          </table:table-cell>
          <table:table-cell office:value-type="string">
            <text:p>[16,] <text:s/>-4.9925674</text:p>
          </table:table-cell>
        </table:table-row>
        <table:table-row table:style-name="ro2">
          <table:table-cell table:number-columns-repeated="7"/>
          <table:table-cell office:value-type="string">
            <text:p>[17,] -3.0694681</text:p>
          </table:table-cell>
          <table:table-cell office:value-type="string">
            <text:p>[17,] -3.566733</text:p>
          </table:table-cell>
          <table:table-cell office:value-type="string">
            <text:p>[17,] <text:s/>-2.4363797</text:p>
          </table:table-cell>
        </table:table-row>
        <table:table-row table:style-name="ro2">
          <table:table-cell table:number-columns-repeated="7"/>
          <table:table-cell office:value-type="string">
            <text:p>[18,] -1.8236332</text:p>
          </table:table-cell>
          <table:table-cell office:value-type="string">
            <text:p>[18,] -1.465633</text:p>
          </table:table-cell>
          <table:table-cell office:value-type="string">
            <text:p>[18,] <text:s/>-2.6020983</text:p>
          </table:table-cell>
        </table:table-row>
        <table:table-row table:style-name="ro2">
          <table:table-cell table:number-columns-repeated="7"/>
          <table:table-cell office:value-type="string">
            <text:p>[19,] <text:s/>6.6220453</text:p>
          </table:table-cell>
          <table:table-cell office:value-type="string">
            <text:p>[19,] <text:s/>6.500667</text:p>
          </table:table-cell>
          <table:table-cell office:value-type="string">
            <text:p>[19,] <text:s text:c="2"/>6.4393313</text:p>
          </table:table-cell>
        </table:table-row>
        <table:table-row table:style-name="ro2">
          <table:table-cell table:number-columns-repeated="7"/>
          <table:table-cell office:value-type="string">
            <text:p>[20,] -1.4865976</text:p>
          </table:table-cell>
          <table:table-cell office:value-type="string">
            <text:p>[20,] -2.159993</text:p>
          </table:table-cell>
          <table:table-cell office:value-type="string">
            <text:p>[20,] <text:s/>-0.797332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29/05/2014</text:date>, <text:time>11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4-05-15T12:10:52</meta:creation-date>
    <dc:date>2014-05-29T11:39:40</dc:date>
    <dc:creator>Nicolas </dc:creator>
    <meta:editing-duration>PT49H26M25S</meta:editing-duration>
    <meta:editing-cycles>3</meta:editing-cycles>
    <meta:generator>OpenOffice.org/3.2$Unix OpenOffice.org_project/320m12$Build-9483</meta:generator>
    <meta:document-statistic meta:table-count="3" meta:cell-count="5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chart:class="chart:scatter" chart:style-name="ch1">
        <chart:title svg:x="7.632cm" svg:y="0.141cm" chart:style-name="ch2">
          <text:p>Lonely Decay</text:p>
        </chart:title>
        <chart:plot-area chart:style-name="ch3" table:cell-range-address="Sheet1.B2:Sheet1.B21 Sheet1.D2:Sheet1.D21 Sheet1.L1:Sheet1.L21" chart:data-source-has-labels="both" svg:x="0.359cm" svg:y="0.784cm" svg:width="17.247cm" svg:height="6.076cm">
          <chart:axis chart:dimension="x" chart:name="primary-x" chart:style-name="ch4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1" chart:label-cell-address="Sheet1.L1:Sheet1.L1" chart:class="chart:scatter">
            <chart:domain table:cell-range-address="Sheet1.D2:Sheet1.D21"/>
            <chart:regression-curve chart:style-name="ch6">
              <chart:equation chart:display-r-square="true" svg:x="1.23cm" svg:y="1.233cm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12">
                <text:p text:id="Sheet1.D2:Sheet1.D21">12</text:p>
              </table:table-cell>
              <table:table-cell office:value-type="float" office:value="1">
                <text:p text:id="Sheet1.L2:Sheet1.L21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65cm" svg:height="7cm" xlink:href=".." chart:class="chart:scatter" chart:style-name="ch1">
        <chart:title svg:x="7.487cm" svg:y="0.141cm" chart:style-name="ch2">
          <text:p>Friendly Decay</text:p>
        </chart:title>
        <chart:plot-area chart:style-name="ch3" table:cell-range-address="Sheet1.B2:Sheet1.B21 Sheet1.E2:Sheet1.E21 Sheet1.L1:Sheet1.L22" chart:data-source-has-labels="both" svg:x="0.359cm" svg:y="0.784cm" svg:width="17.247cm" svg:height="6.076cm">
          <chart:axis chart:dimension="x" chart:name="primary-x" chart:style-name="ch4">
            <chart:categories table:cell-range-address="Sheet1.B2:Sheet1.B21"/>
          </chart:axis>
          <chart:axis chart:dimension="y" chart:name="primary-y" chart:style-name="ch4"/>
          <chart:series chart:style-name="ch5" chart:values-cell-range-address="Sheet1.L2:Sheet1.L22" chart:label-cell-address="Sheet1.L1:Sheet1.L1" chart:class="chart:scatter">
            <chart:domain table:cell-range-address="Sheet1.E2:Sheet1.E21"/>
            <chart:regression-curve chart:style-name="ch6">
              <chart:equation chart:display-r-square="true" svg:x="1.23cm" svg:y="1.233cm"/>
            </chart:regression-curve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5">
                <text:p text:id="Sheet1.E2:Sheet1.E21">5</text:p>
              </table:table-cell>
              <table:table-cell office:value-type="float" office:value="1">
                <text:p text:id="Sheet1.L2:Sheet1.L22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 chart:regression-type="linear" chart:data-label-number="none" chart:data-label-text="true" chart:data-label-symbol="false">
        <chart:symbol-image xlink:href="Pictures/2000000D000000DF000000DF6C0CF07B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regression-type="linear" chart:data-label-number="none" chart:data-label-text="true" chart:data-label-symbol="false" chart:label-position="center">
        <chart:symbol-image xlink:href="Pictures/2000000D000000DF000000DF6C0CF07B.svm" xlink:type="simple" xlink:actuate="onLoad"/>
      </style:chart-properties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cm" svg:height="8.693cm" xlink:href=".." chart:class="chart:scatter" chart:style-name="ch1">
        <chart:title svg:x="8.02cm" svg:y="0.174cm" chart:style-name="ch2">
          <text:p>Total vs Decay</text:p>
        </chart:title>
        <chart:plot-area chart:style-name="ch3" table:cell-range-address="Sheet1.B2:Sheet1.C21 Sheet1.L1:Sheet1.L21" chart:data-source-has-labels="both" svg:x="0.559cm" svg:y="0.85cm" svg:width="18.091cm" svg:height="7.698cm">
          <chart:axis chart:dimension="x" chart:name="primary-x" chart:style-name="ch4">
            <chart:title svg:x="7.429cm" svg:y="8.149cm" chart:style-name="ch5">
              <text:p>Total PTMs per aminoacid residue</text:p>
            </chart:title>
            <chart:categories table:cell-range-address="Sheet1.B2:Sheet1.B21"/>
          </chart:axis>
          <chart:axis chart:dimension="y" chart:name="primary-y" chart:style-name="ch4">
            <chart:title svg:x="0.381cm" svg:y="5.604cm" chart:style-name="ch6">
              <text:p>Estimated decay</text:p>
            </chart:title>
          </chart:axis>
          <chart:series chart:style-name="ch7" chart:values-cell-range-address="Sheet1.L2:Sheet1.L21" chart:label-cell-address="Sheet1.L1:Sheet1.L1" chart:class="chart:scatter">
            <chart:domain table:cell-range-address="Sheet1.C2:Sheet1.C21"/>
            <chart:regression-curve chart:style-name="ch8">
              <chart:equation chart:display-r-square="true" svg:x="3.063cm" svg:y="1.928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L1:Sheet1.L1">Deca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21">A</text:p>
              </table:table-cell>
              <table:table-cell office:value-type="float" office:value="17">
                <text:p text:id="Sheet1.C2:Sheet1.C21">17</text:p>
              </table:table-cell>
              <table:table-cell office:value-type="float" office:value="1">
                <text:p text:id="Sheet1.L2:Sheet1.L21"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09cm" svg:height="9.553cm" xlink:href=".." chart:class="chart:scatter" chart:style-name="ch1">
        <chart:legend chart:legend-position="bottom" svg:x="6.943cm" svg:y="8.423cm" chart:style-name="ch2"/>
        <chart:plot-area chart:style-name="ch3" table:cell-range-address="'Tabla Linda'.C2:'Tabla Linda'.C22 'Tabla Linda'.A3:'Tabla Linda'.A22 'Tabla Linda'.D2:'Tabla Linda'.E2" chart:data-source-has-labels="row" svg:x="0.602cm" svg:y="0.191cm" svg:width="28.303cm" svg:height="8.0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bla Linda'.A3:'Tabla Linda'.A22" chart:label-cell-address="'Tabla Linda'.C2:'Tabla Linda'.C2" chart:class="chart:scatter">
            <chart:domain table:cell-range-address="'Tabla Linda'.C3:'Tabla Linda'.C22"/>
            <chart:regression-curve chart:style-name="ch7">
              <chart:equation chart:display-r-square="true" svg:x="20.526cm" svg:y="4.531cm"/>
            </chart:regression-curve>
            <chart:data-point chart:repeated="20"/>
          </chart:series>
          <chart:series chart:style-name="ch8" chart:values-cell-range-address="'Tabla Linda'.A3:'Tabla Linda'.A22" chart:label-cell-address="'Tabla Linda'.D2:'Tabla Linda'.D2" chart:class="chart:scatter">
            <chart:domain table:cell-range-address="'Tabla Linda'.D3:'Tabla Linda'.D22"/>
            <chart:regression-curve chart:style-name="ch9">
              <chart:equation chart:display-r-square="true" svg:x="20.633cm" svg:y="5.552cm"/>
            </chart:regression-curve>
            <chart:data-point chart:repeated="20"/>
          </chart:series>
          <chart:series chart:style-name="ch10" chart:values-cell-range-address="'Tabla Linda'.A3:'Tabla Linda'.A22" chart:label-cell-address="'Tabla Linda'.E2:'Tabla Linda'.E2" chart:class="chart:scatter">
            <chart:domain table:cell-range-address="'Tabla Linda'.E3:'Tabla Linda'.E22"/>
            <chart:regression-curve chart:style-name="ch11">
              <chart:equation chart:display-r-square="true" svg:x="20.552cm" svg:y="6.634cm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'Tabla Linda'.C2:'Tabla Linda'.C2">No. PTMs</text:p>
              </table:table-cell>
              <table:table-cell office:value-type="string">
                <text:p>Column D</text:p>
              </table:table-cell>
              <table:table-cell office:value-type="string">
                <text:p text:id="'Tabla Linda'.D2:'Tabla Linda'.D2">No. Lonely PTMs</text:p>
              </table:table-cell>
              <table:table-cell office:value-type="string">
                <text:p>Column E</text:p>
              </table:table-cell>
              <table:table-cell office:value-type="string">
                <text:p text:id="'Tabla Linda'.E2:'Tabla Linda'.E2">No. Friendly PT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 text:id="'Tabla Linda'.C3:'Tabla Linda'.C22">17</text:p>
              </table:table-cell>
              <table:table-cell office:value-type="float" office:value="1">
                <text:p text:id="'Tabla Linda'.A3:'Tabla Linda'.A22">1</text:p>
              </table:table-cell>
              <table:table-cell office:value-type="float" office:value="12">
                <text:p text:id="'Tabla Linda'.D3:'Tabla Linda'.D22">12</text:p>
              </table:table-cell>
              <table:table-cell office:value-type="float" office:value="1">
                <text:p text:id="'Tabla Linda'.A3:'Tabla Linda'.A22">1</text:p>
              </table:table-cell>
              <table:table-cell office:value-type="float" office:value="5">
                <text:p text:id="'Tabla Linda'.E3:'Tabla Linda'.E22">5</text:p>
              </table:table-cell>
              <table:table-cell office:value-type="float" office:value="1">
                <text:p text:id="'Tabla Linda'.A3:'Tabla Linda'.A2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